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+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rsuch 1)</text:p>
          </table:table-cell>
          <table:table-cell office:value-type="string" calcext:value-type="string">
            <text:p>Einsatzspannung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pannung [V] +- 12,5</text:p>
          </table:table-cell>
          <table:table-cell/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D6]/[.E6]" office:value-type="float" office:value="11.009900990099" calcext:value-type="float">
            <text:p>11,0099009901</text:p>
          </table:table-cell>
          <table:table-cell table:formula="of:=SQRT((1*[.D6]/[.E6]^2)^2 + ([.I6]/[.E6])^2)" office:value-type="float" office:value="0.347695075439574" calcext:value-type="float">
            <text:p>0,3476950754</text:p>
          </table:table-cell>
          <table:table-cell table:formula="of:=SQRT([.D6])" office:value-type="float" office:value="33.3466640010661" calcext:value-type="float">
            <text:p>33,3466640011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112" calcext:value-type="float">
            <text:p>1112</text:p>
          </table:table-cell>
          <table:table-cell office:value-type="float" office:value="101" calcext:value-type="float">
            <text:p>101</text:p>
          </table:table-cell>
          <table:table-cell table:formula="of:=[.M6]/[.N6]" office:value-type="float" office:value="11.009900990099" calcext:value-type="float">
            <text:p>11,0099009901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D7]/[.E7]" office:value-type="float" office:value="10.8349514563107" calcext:value-type="float">
            <text:p>10,8349514563</text:p>
          </table:table-cell>
          <table:table-cell table:formula="of:=SQRT((1*[.D7]/[.E7]^2)^2 + ([.I7]/[.E7])^2)" office:value-type="float" office:value="0.340968354406704" calcext:value-type="float">
            <text:p>0,3409683544</text:p>
          </table:table-cell>
          <table:table-cell table:formula="of:=SQRT([.D7])" office:value-type="float" office:value="33.4065861769801" calcext:value-type="float">
            <text:p>33,406586177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116" calcext:value-type="float">
            <text:p>1116</text:p>
          </table:table-cell>
          <table:table-cell office:value-type="float" office:value="103" calcext:value-type="float">
            <text:p>103</text:p>
          </table:table-cell>
          <table:table-cell table:formula="of:=[.M7]/[.N7]" office:value-type="float" office:value="10.8349514563107" calcext:value-type="float">
            <text:p>10,8349514563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D8]/[.E8]" office:value-type="float" office:value="11.3979591836735" calcext:value-type="float">
            <text:p>11,3979591837</text:p>
          </table:table-cell>
          <table:table-cell table:formula="of:=SQRT((1*[.D8]/[.E8]^2)^2 + ([.I8]/[.E8])^2)" office:value-type="float" office:value="0.360323081683287" calcext:value-type="float">
            <text:p>0,3603230817</text:p>
          </table:table-cell>
          <table:table-cell table:formula="of:=SQRT([.D8])" office:value-type="float" office:value="33.4215499341368" calcext:value-type="float">
            <text:p>33,4215499341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1117" calcext:value-type="float">
            <text:p>1117</text:p>
          </table:table-cell>
          <table:table-cell office:value-type="float" office:value="98" calcext:value-type="float">
            <text:p>98</text:p>
          </table:table-cell>
          <table:table-cell table:formula="of:=[.M8]/[.N8]" office:value-type="float" office:value="11.3979591836735" calcext:value-type="float">
            <text:p>11,3979591837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D9]/[.E9]" office:value-type="float" office:value="10.7211538461538" calcext:value-type="float">
            <text:p>10,7211538462</text:p>
          </table:table-cell>
          <table:table-cell table:formula="of:=SQRT((1*[.D9]/[.E9]^2)^2 + ([.I9]/[.E9])^2)" office:value-type="float" office:value="0.337216780655128" calcext:value-type="float">
            <text:p>0,3372167807</text:p>
          </table:table-cell>
          <table:table-cell table:formula="of:=SQRT([.D9])" office:value-type="float" office:value="33.391615714128" calcext:value-type="float">
            <text:p>33,391615714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115" calcext:value-type="float">
            <text:p>1115</text:p>
          </table:table-cell>
          <table:table-cell office:value-type="float" office:value="104" calcext:value-type="float">
            <text:p>104</text:p>
          </table:table-cell>
          <table:table-cell table:formula="of:=[.M9]/[.N9]" office:value-type="float" office:value="10.7211538461538" calcext:value-type="float">
            <text:p>10,7211538462</text:p>
          </table:table-cell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Versuch 2)</text:p>
          </table:table-cell>
          <table:table-cell office:value-type="string" calcext:value-type="string">
            <text:p>Spannung [V]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+- 12,5</text:p>
          </table:table-cell>
          <table:table-cell office:value-type="string" calcext:value-type="string">
            <text:p>Hier und bei allen folgenden Versuchen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ulszahl</text:p>
          </table:table-cell>
          <table:table-cell office:value-type="string" calcext:value-type="string">
            <text:p>Absulute Häufigkei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6]*[.C16]" office:value-type="float" office:value="0" calcext:value-type="float">
            <text:p>0</text:p>
          </table:table-cell>
          <table:table-cell/>
          <table:table-cell table:formula="of:=100*[.D$26]^[.B16]*EXP(-[.D$26])/FACT([.B16])" office:value-type="float" office:value="8.12682392408917" calcext:value-type="float">
            <text:p>8,1268239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12682392408917" calcext:value-type="float">
            <text:p>8,12682392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B17]*[.C17]" office:value-type="float" office:value="19" calcext:value-type="float">
            <text:p>19</text:p>
          </table:table-cell>
          <table:table-cell/>
          <table:table-cell table:formula="of:=100*[.D$26]^[.B17]*EXP(-[.D$26])/FACT([.B17])" office:value-type="float" office:value="20.3983280494638" calcext:value-type="float">
            <text:p>20,39832804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3983280494638" calcext:value-type="float">
            <text:p>20,39832804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B18]*[.C18]" office:value-type="float" office:value="60" calcext:value-type="float">
            <text:p>60</text:p>
          </table:table-cell>
          <table:table-cell/>
          <table:table-cell table:formula="of:=100*[.D$26]^[.B18]*EXP(-[.D$26])/FACT([.B18])" office:value-type="float" office:value="25.5999017020771" calcext:value-type="float">
            <text:p>25,5999017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.5999017020771" calcext:value-type="float">
            <text:p>25,5999017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B19]*[.C19]" office:value-type="float" office:value="54" calcext:value-type="float">
            <text:p>54</text:p>
          </table:table-cell>
          <table:table-cell/>
          <table:table-cell table:formula="of:=100*[.D$26]^[.B19]*EXP(-[.D$26])/FACT([.B19])" office:value-type="float" office:value="21.4185844240712" calcext:value-type="float">
            <text:p>21,41858442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.4185844240712" calcext:value-type="float">
            <text:p>21,41858442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0]*[.C20]" office:value-type="float" office:value="36" calcext:value-type="float">
            <text:p>36</text:p>
          </table:table-cell>
          <table:table-cell/>
          <table:table-cell table:formula="of:=100*[.D$26]^[.B20]*EXP(-[.D$26])/FACT([.B20])" office:value-type="float" office:value="13.4401617261047" calcext:value-type="float">
            <text:p>13,44016172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.4401617261047" calcext:value-type="float">
            <text:p>13,44016172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21]*[.C21]" office:value-type="float" office:value="45" calcext:value-type="float">
            <text:p>45</text:p>
          </table:table-cell>
          <table:table-cell/>
          <table:table-cell table:formula="of:=100*[.D$26]^[.B21]*EXP(-[.D$26])/FACT([.B21])" office:value-type="float" office:value="6.74696118650454" calcext:value-type="float">
            <text:p>6,74696118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74696118650454" calcext:value-type="float">
            <text:p>6,74696118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" calcext:value-type="float">
            <text:p>12</text:p>
          </table:table-cell>
          <table:table-cell/>
          <table:table-cell table:formula="of:=100*[.D$26]^[.B22]*EXP(-[.D$26])/FACT([.B22])" office:value-type="float" office:value="2.82247876302106" calcext:value-type="float">
            <text:p>2,8224787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82247876302106" calcext:value-type="float">
            <text:p>2,8224787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3]*[.C23]" office:value-type="float" office:value="0" calcext:value-type="float">
            <text:p>0</text:p>
          </table:table-cell>
          <table:table-cell/>
          <table:table-cell table:formula="of:=100*[.D$26]^[.B23]*EXP(-[.D$26])/FACT([.B23])" office:value-type="float" office:value="1.01206024216898" calcext:value-type="float">
            <text:p>1,01206024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01206024216898" calcext:value-type="float">
            <text:p>1,01206024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24]*[.C24]" office:value-type="float" office:value="16" calcext:value-type="float">
            <text:p>16</text:p>
          </table:table-cell>
          <table:table-cell/>
          <table:table-cell table:formula="of:=100*[.D$26]^[.B24]*EXP(-[.D$26])/FACT([.B24])" office:value-type="float" office:value="0.317533900980518" calcext:value-type="float">
            <text:p>0,3175339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17533900980518" calcext:value-type="float">
            <text:p>0,3175339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9" calcext:value-type="float">
            <text:p>9</text:p>
          </table:table-cell>
          <table:table-cell/>
          <table:table-cell table:formula="of:=100*[.D$26]^[.B25]*EXP(-[.D$26])/FACT([.B25])" office:value-type="float" office:value="0.0885566768290111" calcext:value-type="float">
            <text:p>0,08855667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885566768290111" calcext:value-type="float">
            <text:p>0,088556676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16:.D25])/SUM([.C16:.C25])" office:value-type="float" office:value="2.51" calcext:value-type="float">
            <text:p>2,51</text:p>
          </table:table-cell>
          <table:table-cell table:formula="of:=SQRT([.D26])" office:value-type="float" office:value="1.58429795177549" calcext:value-type="float">
            <text:p>1,5842979518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Versuch 6)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2070" calcext:value-type="float">
            <text:p>2070</text:p>
          </table:table-cell>
          <table:table-cell/>
          <table:table-cell table:formula="of:=[.B30]/[.C30]" office:value-type="float" office:value="0.242028985507246" calcext:value-type="float">
            <text:p>0,2420289855</text:p>
          </table:table-cell>
          <table:table-cell table:formula="of:=SQRT((1*[.B30]/[.C30]^2)^2 + ([.G30]/[.C30])^2)" office:value-type="float" office:value="0.0108136897507421" calcext:value-type="float">
            <text:p>0,0108136898</text:p>
          </table:table-cell>
          <table:table-cell table:formula="of:=SQRT([.B30])" office:value-type="float" office:value="22.3830292855994" calcext:value-type="float">
            <text:p>22,3830292856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Versuch 7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icke [µm]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/>
          <table:table-cell office:value-type="string" calcext:value-type="string">
            <text:p>Impulsrat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C35]/[.D35]" office:value-type="float" office:value="10.7211538461538" calcext:value-type="float">
            <text:p>10,7211538462</text:p>
          </table:table-cell>
          <table:table-cell table:formula="of:=SQRT((1*[.C35]/[.D35]^2)^2 + ([.H35]/[.D35])^2)" office:value-type="float" office:value="0.337216780655128" calcext:value-type="float">
            <text:p>0,3372167807</text:p>
          </table:table-cell>
          <table:table-cell table:formula="of:=SQRT([.C35])" office:value-type="float" office:value="33.391615714128" calcext:value-type="float">
            <text:p>33,3916157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7211538461538" calcext:value-type="float">
            <text:p>10,7211538462</text:p>
          </table:table-cell>
          <table:table-cell office:value-type="float" office:value="0.337216780655128" calcext:value-type="float">
            <text:p>0,3372167807</text:p>
          </table:table-cell>
          <table:table-cell office:value-type="float" office:value="0" calcext:value-type="float">
            <text:p>0</text:p>
          </table:table-cell>
          <table:table-cell table:formula="of:=[.L35]-[.E$30]" office:value-type="float" office:value="10.4791248606466" calcext:value-type="float">
            <text:p>10,4791248606</text:p>
          </table:table-cell>
          <table:table-cell table:formula="of:=[.M35]+[.F$30]" office:value-type="float" office:value="0.34803047040587" calcext:value-type="float">
            <text:p>0,3480304704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50" calcext:value-type="float">
            <text:p>50</text:p>
          </table:table-cell>
          <table:table-cell office:value-type="float" office:value="1115" calcext:value-type="float">
            <text:p>1115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C36]/[.D36]" office:value-type="float" office:value="10.045045045045" calcext:value-type="float">
            <text:p>10,045045045</text:p>
          </table:table-cell>
          <table:table-cell table:formula="of:=SQRT((1*[.C36]/[.D36]^2)^2 + ([.H36]/[.D36])^2)" office:value-type="float" office:value="0.314142339489643" calcext:value-type="float">
            <text:p>0,3141423395</text:p>
          </table:table-cell>
          <table:table-cell table:formula="of:=SQRT([.C36])" office:value-type="float" office:value="33.391615714128" calcext:value-type="float">
            <text:p>33,391615714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.045045045045" calcext:value-type="float">
            <text:p>10,045045045</text:p>
          </table:table-cell>
          <table:table-cell office:value-type="float" office:value="0.314142339489643" calcext:value-type="float">
            <text:p>0,3141423395</text:p>
          </table:table-cell>
          <table:table-cell office:value-type="float" office:value="50" calcext:value-type="float">
            <text:p>50</text:p>
          </table:table-cell>
          <table:table-cell table:formula="of:=[.L36]-[.E$30]" office:value-type="float" office:value="9.8030160595378" calcext:value-type="float">
            <text:p>9,8030160595</text:p>
          </table:table-cell>
          <table:table-cell table:formula="of:=[.M36]+[.F$30]" office:value-type="float" office:value="0.324956029240385" calcext:value-type="float">
            <text:p>0,3249560292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107" calcext:value-type="float">
            <text:p>107</text:p>
          </table:table-cell>
          <table:table-cell office:value-type="float" office:value="1123" calcext:value-type="float">
            <text:p>1123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C37]/[.D37]" office:value-type="float" office:value="10.0267857142857" calcext:value-type="float">
            <text:p>10,0267857143</text:p>
          </table:table-cell>
          <table:table-cell table:formula="of:=SQRT((1*[.C37]/[.D37]^2)^2 + ([.H37]/[.D37])^2)" office:value-type="float" office:value="0.312313264585393" calcext:value-type="float">
            <text:p>0,3123132646</text:p>
          </table:table-cell>
          <table:table-cell table:formula="of:=SQRT([.C37])" office:value-type="float" office:value="33.5111921602321" calcext:value-type="float">
            <text:p>33,511192160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0.0267857142857" calcext:value-type="float">
            <text:p>10,0267857143</text:p>
          </table:table-cell>
          <table:table-cell office:value-type="float" office:value="0.312313264585393" calcext:value-type="float">
            <text:p>0,3123132646</text:p>
          </table:table-cell>
          <table:table-cell office:value-type="float" office:value="107" calcext:value-type="float">
            <text:p>107</text:p>
          </table:table-cell>
          <table:table-cell table:formula="of:=[.L37]-[.E$30]" office:value-type="float" office:value="9.78475672877847" calcext:value-type="float">
            <text:p>9,7847567288</text:p>
          </table:table-cell>
          <table:table-cell table:formula="of:=[.M37]+[.F$30]" office:value-type="float" office:value="0.323126954336135" calcext:value-type="float">
            <text:p>0,3231269543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165" calcext:value-type="float">
            <text:p>165</text:p>
          </table:table-cell>
          <table:table-cell office:value-type="float" office:value="1114" calcext:value-type="float">
            <text:p>111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C38]/[.D38]" office:value-type="float" office:value="8.37593984962406" calcext:value-type="float">
            <text:p>8,3759398496</text:p>
          </table:table-cell>
          <table:table-cell table:formula="of:=SQRT((1*[.C38]/[.D38]^2)^2 + ([.H38]/[.D38])^2)" office:value-type="float" office:value="0.258733632893223" calcext:value-type="float">
            <text:p>0,2587336329</text:p>
          </table:table-cell>
          <table:table-cell table:formula="of:=SQRT([.C38])" office:value-type="float" office:value="33.3766385365573" calcext:value-type="float">
            <text:p>33,3766385366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8.37593984962406" calcext:value-type="float">
            <text:p>8,3759398496</text:p>
          </table:table-cell>
          <table:table-cell office:value-type="float" office:value="0.258733632893223" calcext:value-type="float">
            <text:p>0,2587336329</text:p>
          </table:table-cell>
          <table:table-cell office:value-type="float" office:value="165" calcext:value-type="float">
            <text:p>165</text:p>
          </table:table-cell>
          <table:table-cell table:formula="of:=[.L38]-[.E$30]" office:value-type="float" office:value="8.13391086411681" calcext:value-type="float">
            <text:p>8,1339108641</text:p>
          </table:table-cell>
          <table:table-cell table:formula="of:=[.M38]+[.F$30]" office:value-type="float" office:value="0.269547322643965" calcext:value-type="float">
            <text:p>0,2695473226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215" calcext:value-type="float">
            <text:p>215</text:p>
          </table:table-cell>
          <table:table-cell office:value-type="float" office:value="1113" calcext:value-type="float">
            <text:p>1113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C39]/[.D39]" office:value-type="float" office:value="7.08917197452229" calcext:value-type="float">
            <text:p>7,0891719745</text:p>
          </table:table-cell>
          <table:table-cell table:formula="of:=SQRT((1*[.C39]/[.D39]^2)^2 + ([.H39]/[.D39])^2)" office:value-type="float" office:value="0.21723913522026" calcext:value-type="float">
            <text:p>0,2172391352</text:p>
          </table:table-cell>
          <table:table-cell table:formula="of:=SQRT([.C39])" office:value-type="float" office:value="33.3616546352246" calcext:value-type="float">
            <text:p>33,361654635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7.08917197452229" calcext:value-type="float">
            <text:p>7,0891719745</text:p>
          </table:table-cell>
          <table:table-cell office:value-type="float" office:value="0.21723913522026" calcext:value-type="float">
            <text:p>0,2172391352</text:p>
          </table:table-cell>
          <table:table-cell office:value-type="float" office:value="215" calcext:value-type="float">
            <text:p>215</text:p>
          </table:table-cell>
          <table:table-cell table:formula="of:=[.L39]-[.E$30]" office:value-type="float" office:value="6.84714298901505" calcext:value-type="float">
            <text:p>6,847142989</text:p>
          </table:table-cell>
          <table:table-cell table:formula="of:=[.M39]+[.F$30]" office:value-type="float" office:value="0.228052824971002" calcext:value-type="float">
            <text:p>0,228052825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330" calcext:value-type="float">
            <text:p>330</text:p>
          </table:table-cell>
          <table:table-cell office:value-type="float" office:value="1123" calcext:value-type="float">
            <text:p>1123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40]/[.D40]" office:value-type="float" office:value="6.45402298850575" calcext:value-type="float">
            <text:p>6,4540229885</text:p>
          </table:table-cell>
          <table:table-cell table:formula="of:=SQRT((1*[.C40]/[.D40]^2)^2 + ([.H40]/[.D40])^2)" office:value-type="float" office:value="0.196132376203209" calcext:value-type="float">
            <text:p>0,1961323762</text:p>
          </table:table-cell>
          <table:table-cell table:formula="of:=SQRT([.C40])" office:value-type="float" office:value="33.5111921602321" calcext:value-type="float">
            <text:p>33,5111921602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6.45402298850575" calcext:value-type="float">
            <text:p>6,4540229885</text:p>
          </table:table-cell>
          <table:table-cell office:value-type="float" office:value="0.196132376203209" calcext:value-type="float">
            <text:p>0,1961323762</text:p>
          </table:table-cell>
          <table:table-cell office:value-type="float" office:value="330" calcext:value-type="float">
            <text:p>330</text:p>
          </table:table-cell>
          <table:table-cell table:formula="of:=[.L40]-[.E$30]" office:value-type="float" office:value="6.2119940029985" calcext:value-type="float">
            <text:p>6,211994003</text:p>
          </table:table-cell>
          <table:table-cell table:formula="of:=[.M40]+[.F$30]" office:value-type="float" office:value="0.206946065953951" calcext:value-type="float">
            <text:p>0,206946066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520" calcext:value-type="float">
            <text:p>520</text:p>
          </table:table-cell>
          <table:table-cell office:value-type="float" office:value="1116" calcext:value-type="float">
            <text:p>1116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C41]/[.D41]" office:value-type="float" office:value="5.31428571428571" calcext:value-type="float">
            <text:p>5,3142857143</text:p>
          </table:table-cell>
          <table:table-cell table:formula="of:=SQRT((1*[.C41]/[.D41]^2)^2 + ([.H41]/[.D41])^2)" office:value-type="float" office:value="0.161079242245493" calcext:value-type="float">
            <text:p>0,1610792422</text:p>
          </table:table-cell>
          <table:table-cell table:formula="of:=SQRT([.C41])" office:value-type="float" office:value="33.4065861769801" calcext:value-type="float">
            <text:p>33,406586177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5.31428571428571" calcext:value-type="float">
            <text:p>5,3142857143</text:p>
          </table:table-cell>
          <table:table-cell office:value-type="float" office:value="0.161079242245493" calcext:value-type="float">
            <text:p>0,1610792422</text:p>
          </table:table-cell>
          <table:table-cell office:value-type="float" office:value="520" calcext:value-type="float">
            <text:p>520</text:p>
          </table:table-cell>
          <table:table-cell table:formula="of:=[.L41]-[.E$30]" office:value-type="float" office:value="5.07225672877847" calcext:value-type="float">
            <text:p>5,0722567288</text:p>
          </table:table-cell>
          <table:table-cell table:formula="of:=[.M41]+[.F$30]" office:value-type="float" office:value="0.171892931996235" calcext:value-type="float">
            <text:p>0,171892932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770" calcext:value-type="float">
            <text:p>770</text:p>
          </table:table-cell>
          <table:table-cell office:value-type="float" office:value="1114" calcext:value-type="float">
            <text:p>1114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C42]/[.D42]" office:value-type="float" office:value="3.93639575971731" calcext:value-type="float">
            <text:p>3,9363957597</text:p>
          </table:table-cell>
          <table:table-cell table:formula="of:=SQRT((1*[.C42]/[.D42]^2)^2 + ([.H42]/[.D42])^2)" office:value-type="float" office:value="0.118756054820774" calcext:value-type="float">
            <text:p>0,1187560548</text:p>
          </table:table-cell>
          <table:table-cell table:formula="of:=SQRT([.C42])" office:value-type="float" office:value="33.3766385365573" calcext:value-type="float">
            <text:p>33,3766385366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3.93639575971731" calcext:value-type="float">
            <text:p>3,9363957597</text:p>
          </table:table-cell>
          <table:table-cell office:value-type="float" office:value="0.118756054820774" calcext:value-type="float">
            <text:p>0,1187560548</text:p>
          </table:table-cell>
          <table:table-cell office:value-type="float" office:value="770" calcext:value-type="float">
            <text:p>770</text:p>
          </table:table-cell>
          <table:table-cell table:formula="of:=[.L42]-[.E$30]" office:value-type="float" office:value="3.69436677421007" calcext:value-type="float">
            <text:p>3,6943667742</text:p>
          </table:table-cell>
          <table:table-cell table:formula="of:=[.M42]+[.F$30]" office:value-type="float" office:value="0.129569744571517" calcext:value-type="float">
            <text:p>0,1295697446</text:p>
          </table:table-cell>
        </table:table-row>
        <table:table-row table:style-name="ro1">
          <table:table-cell/>
          <table:table-cell office:value-type="string" calcext:value-type="string">
            <text:p>Dicke [cm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exiglas</text:p>
          </table:table-cell>
          <table:table-cell office:value-type="float" office:value="0.5" calcext:value-type="float">
            <text:p>0,5</text:p>
          </table:table-cell>
          <table:table-cell office:value-type="float" office:value="1112" calcext:value-type="float">
            <text:p>1112</text:p>
          </table:table-cell>
          <table:table-cell office:value-type="float" office:value="926" calcext:value-type="float">
            <text:p>926</text:p>
          </table:table-cell>
          <table:table-cell/>
          <table:table-cell table:formula="of:=[.C44]/[.D44]" office:value-type="float" office:value="1.20086393088553" calcext:value-type="float">
            <text:p>1,2008639309</text:p>
          </table:table-cell>
          <table:table-cell table:formula="of:=SQRT((1*[.C44]/[.D44]^2)^2 + ([.H44]/[.D44])^2)" office:value-type="float" office:value="0.0360348590290461" calcext:value-type="float">
            <text:p>0,036034859</text:p>
          </table:table-cell>
          <table:table-cell table:formula="of:=SQRT([.C44])" office:value-type="float" office:value="33.3466640010661" calcext:value-type="float">
            <text:p>33,3466640011</text:p>
          </table:table-cell>
          <table:table-cell table:number-columns-repeated="2"/>
          <table:table-cell table:formula="of:=[.B44]" office:value-type="float" office:value="0.5" calcext:value-type="float">
            <text:p>0,5</text:p>
          </table:table-cell>
          <table:table-cell table:formula="of:=[.F44]-[.E$30]" office:value-type="float" office:value="0.958834945378283" calcext:value-type="float">
            <text:p>0,9588349454</text:p>
          </table:table-cell>
          <table:table-cell table:formula="of:=[.G44]+[.F$30]" office:value-type="float" office:value="0.0468485487797882" calcext:value-type="float">
            <text:p>0,0468485488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Gummi</text:p>
          </table:table-cell>
          <table:table-cell office:value-type="float" office:value="0.15" calcext:value-type="float">
            <text:p>0,15</text:p>
          </table:table-cell>
          <table:table-cell office:value-type="float" office:value="1143" calcext:value-type="float">
            <text:p>1143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C46]/[.D46]" office:value-type="float" office:value="3.95501730103806" calcext:value-type="float">
            <text:p>3,955017301</text:p>
          </table:table-cell>
          <table:table-cell table:formula="of:=SQRT((1*[.C46]/[.D46]^2)^2 + ([.H46]/[.D46])^2)" office:value-type="float" office:value="0.117781429566374" calcext:value-type="float">
            <text:p>0,1177814296</text:p>
          </table:table-cell>
          <table:table-cell table:formula="of:=SQRT([.C46])" office:value-type="float" office:value="33.8082830087539" calcext:value-type="float">
            <text:p>33,8082830088</text:p>
          </table:table-cell>
          <table:table-cell table:number-columns-repeated="2"/>
          <table:table-cell table:formula="of:=[.B46]" office:value-type="float" office:value="0.15" calcext:value-type="float">
            <text:p>0,15</text:p>
          </table:table-cell>
          <table:table-cell table:formula="of:=[.F46]-[.E$30]" office:value-type="float" office:value="3.71298831553082" calcext:value-type="float">
            <text:p>3,7129883155</text:p>
          </table:table-cell>
          <table:table-cell table:formula="of:=[.G46]+[.F$30]" office:value-type="float" office:value="0.128595119317116" calcext:value-type="float">
            <text:p>0,1285951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mmi</text:p>
          </table:table-cell>
          <table:table-cell table:style-name="ce1" office:value-type="float" office:value="0.3" calcext:value-type="float">
            <text:p>0,30</text:p>
          </table:table-cell>
          <table:table-cell office:value-type="float" office:value="1114" calcext:value-type="float">
            <text:p>1114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C47]/[.D47]" office:value-type="float" office:value="1.27023945267959" calcext:value-type="float">
            <text:p>1,2702394527</text:p>
          </table:table-cell>
          <table:table-cell table:formula="of:=SQRT((1*[.C47]/[.D47]^2)^2 + ([.H47]/[.D47])^2)" office:value-type="float" office:value="0.0380852919183103" calcext:value-type="float">
            <text:p>0,0380852919</text:p>
          </table:table-cell>
          <table:table-cell table:formula="of:=SQRT([.C47])" office:value-type="float" office:value="33.3766385365573" calcext:value-type="float">
            <text:p>33,3766385366</text:p>
          </table:table-cell>
          <table:table-cell table:number-columns-repeated="2"/>
          <table:table-cell table:formula="of:=[.B47]" office:value-type="float" office:value="0.3" calcext:value-type="float">
            <text:p>0,3</text:p>
          </table:table-cell>
          <table:table-cell table:formula="of:=[.F47]-[.E$30]" office:value-type="float" office:value="1.02821046717234" calcext:value-type="float">
            <text:p>1,0282104672</text:p>
          </table:table-cell>
          <table:table-cell table:formula="of:=[.G47]+[.F$30]" office:value-type="float" office:value="0.0488989816690524" calcext:value-type="float">
            <text:p>0,0488989817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Versuch 9)</text:p>
          </table:table-cell>
          <table:table-cell office:value-type="string" calcext:value-type="string">
            <text:p>Plattendic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- 0,1</text:p>
          </table:table-cell>
          <table:table-cell office:value-type="string" calcext:value-type="string">
            <text:p>mm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nzahl Platten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C53]/[.D53]" office:value-type="float" office:value="9.22314049586777" calcext:value-type="float">
            <text:p>9,2231404959</text:p>
          </table:table-cell>
          <table:table-cell table:formula="of:=SQRT((1*[.C53]/[.D53]^2)^2 + ([.H53]/[.D53])^2)" office:value-type="float" office:value="0.286416559884387" calcext:value-type="float">
            <text:p>0,2864165599</text:p>
          </table:table-cell>
          <table:table-cell table:formula="of:=SQRT([.C53])" office:value-type="float" office:value="33.4065861769801" calcext:value-type="float">
            <text:p>33,406586177</text:p>
          </table:table-cell>
          <table:table-cell table:number-columns-repeated="2"/>
          <table:table-cell table:formula="of:=0.005*[.B53]" office:value-type="float" office:value="0" calcext:value-type="float">
            <text:p>0</text:p>
          </table:table-cell>
          <table:table-cell table:formula="of:=[.F53]-[.E$30]" office:value-type="float" office:value="8.98111151036052" calcext:value-type="float">
            <text:p>8,9811115104</text:p>
          </table:table-cell>
          <table:table-cell table:formula="of:=[.G53]+[.F$30]" office:value-type="float" office:value="0.297230249635129" calcext:value-type="float">
            <text:p>0,2972302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C54]/[.D54]" office:value-type="float" office:value="5.24528301886793" calcext:value-type="float">
            <text:p>5,2452830189</text:p>
          </table:table-cell>
          <table:table-cell table:formula="of:=SQRT((1*[.C54]/[.D54]^2)^2 + ([.H54]/[.D54])^2)" office:value-type="float" office:value="0.159229591154071" calcext:value-type="float">
            <text:p>0,1592295912</text:p>
          </table:table-cell>
          <table:table-cell table:formula="of:=SQRT([.C54])" office:value-type="float" office:value="33.3466640010661" calcext:value-type="float">
            <text:p>33,3466640011</text:p>
          </table:table-cell>
          <table:table-cell table:number-columns-repeated="2"/>
          <table:table-cell table:formula="of:=0.005*[.B54]" office:value-type="float" office:value="0.005" calcext:value-type="float">
            <text:p>0,005</text:p>
          </table:table-cell>
          <table:table-cell table:formula="of:=[.F54]-[.E$30]" office:value-type="float" office:value="5.00325403336068" calcext:value-type="float">
            <text:p>5,0032540334</text:p>
          </table:table-cell>
          <table:table-cell table:formula="of:=[.G54]+[.F$30]" office:value-type="float" office:value="0.170043280904813" calcext:value-type="float">
            <text:p>0,17004328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14" calcext:value-type="float">
            <text:p>1114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C55]/[.D55]" office:value-type="float" office:value="3.26686217008798" calcext:value-type="float">
            <text:p>3,2668621701</text:p>
          </table:table-cell>
          <table:table-cell table:formula="of:=SQRT((1*[.C55]/[.D55]^2)^2 + ([.H55]/[.D55])^2)" office:value-type="float" office:value="0.0983464385984814" calcext:value-type="float">
            <text:p>0,0983464386</text:p>
          </table:table-cell>
          <table:table-cell table:formula="of:=SQRT([.C55])" office:value-type="float" office:value="33.3766385365573" calcext:value-type="float">
            <text:p>33,3766385366</text:p>
          </table:table-cell>
          <table:table-cell table:number-columns-repeated="2"/>
          <table:table-cell table:formula="of:=0.005*[.B55]" office:value-type="float" office:value="0.01" calcext:value-type="float">
            <text:p>0,01</text:p>
          </table:table-cell>
          <table:table-cell table:formula="of:=[.F55]-[.E$30]" office:value-type="float" office:value="3.02483318458073" calcext:value-type="float">
            <text:p>3,0248331846</text:p>
          </table:table-cell>
          <table:table-cell table:formula="of:=[.G55]+[.F$30]" office:value-type="float" office:value="0.109160128349223" calcext:value-type="float">
            <text:p>0,1091601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79" calcext:value-type="float">
            <text:p>1179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[.C56]/[.D56]" office:value-type="float" office:value="2.12432432432432" calcext:value-type="float">
            <text:p>2,1243243243</text:p>
          </table:table-cell>
          <table:table-cell table:formula="of:=SQRT((1*[.C56]/[.D56]^2)^2 + ([.H56]/[.D56])^2)" office:value-type="float" office:value="0.0619859823199687" calcext:value-type="float">
            <text:p>0,0619859823</text:p>
          </table:table-cell>
          <table:table-cell table:formula="of:=SQRT([.C56])" office:value-type="float" office:value="34.3365694267788" calcext:value-type="float">
            <text:p>34,3365694268</text:p>
          </table:table-cell>
          <table:table-cell table:number-columns-repeated="2"/>
          <table:table-cell table:formula="of:=0.005*[.B56]" office:value-type="float" office:value="0.015" calcext:value-type="float">
            <text:p>0,015</text:p>
          </table:table-cell>
          <table:table-cell table:formula="of:=[.F56]-[.E$30]" office:value-type="float" office:value="1.88229533881708" calcext:value-type="float">
            <text:p>1,8822953388</text:p>
          </table:table-cell>
          <table:table-cell table:formula="of:=[.G56]+[.F$30]" office:value-type="float" office:value="0.0727996720707107" calcext:value-type="float">
            <text:p>0,0727996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14" calcext:value-type="float">
            <text:p>1114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57]/[.D57]" office:value-type="float" office:value="1.3090481786134" calcext:value-type="float">
            <text:p>1,3090481786</text:p>
          </table:table-cell>
          <table:table-cell table:formula="of:=SQRT((1*[.C57]/[.D57]^2)^2 + ([.H57]/[.D57])^2)" office:value-type="float" office:value="0.0392506456273099" calcext:value-type="float">
            <text:p>0,0392506456</text:p>
          </table:table-cell>
          <table:table-cell table:formula="of:=SQRT([.C57])" office:value-type="float" office:value="33.3766385365573" calcext:value-type="float">
            <text:p>33,3766385366</text:p>
          </table:table-cell>
          <table:table-cell table:number-columns-repeated="2"/>
          <table:table-cell table:formula="of:=0.005*[.B57]" office:value-type="float" office:value="0.02" calcext:value-type="float">
            <text:p>0,02</text:p>
          </table:table-cell>
          <table:table-cell table:formula="of:=[.F57]-[.E$30]" office:value-type="float" office:value="1.06701919310615" calcext:value-type="float">
            <text:p>1,0670191931</text:p>
          </table:table-cell>
          <table:table-cell table:formula="of:=[.G57]+[.F$30]" office:value-type="float" office:value="0.0500643353780519" calcext:value-type="float">
            <text:p>0,0500643354</text:p>
          </table:table-cell>
          <table:table-cell table:number-columns-repeated="3"/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22314049586777" calcext:value-type="float">
            <text:p>9,2231404959</text:p>
          </table:table-cell>
          <table:table-cell office:value-type="float" office:value="0.286416559884387" calcext:value-type="float">
            <text:p>0,28641655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24528301886793" calcext:value-type="float">
            <text:p>5,2452830189</text:p>
          </table:table-cell>
          <table:table-cell office:value-type="float" office:value="0.159229591154071" calcext:value-type="float">
            <text:p>0,15922959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26686217008798" calcext:value-type="float">
            <text:p>3,2668621701</text:p>
          </table:table-cell>
          <table:table-cell office:value-type="float" office:value="0.0983464385984814" calcext:value-type="float">
            <text:p>0,09834643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12432432432432" calcext:value-type="float">
            <text:p>2,1243243243</text:p>
          </table:table-cell>
          <table:table-cell office:value-type="float" office:value="0.0619859823199687" calcext:value-type="float">
            <text:p>0,06198598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3090481786134" calcext:value-type="float">
            <text:p>1,3090481786</text:p>
          </table:table-cell>
          <table:table-cell office:value-type="float" office:value="0.0392506456273099" calcext:value-type="float">
            <text:p>0,039250645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.00.0000</text:date>, <text:time style:data-style-name="N2" text:time-value="15:12:07.9044977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9:27:06.596000000</meta:creation-date>
    <dc:date>2015-04-26T23:48:33.523668233</dc:date>
    <meta:editing-duration>PT1H29M32S</meta:editing-duration>
    <meta:editing-cycles>3</meta:editing-cycles>
    <meta:generator>LibreOffice/4.2.7.2$Linux_X86_64 LibreOffice_project/420m0$Build-2</meta:generator>
    <dc:creator>Frederik </dc:creator>
    <meta:document-statistic meta:table-count="1" meta:cell-count="334" meta:object-count="0"/>
  </office:meta>
</office:document-meta>
</file>